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Come, O Come, Emmanuel (Blue Hymnal #175)</text:p>
      <text:p text:style-name="P1">===========================================</text:p>
      <text:p text:style-name="P1"/>
      <text:p text:style-name="Preformatted_20_Text">Latin Hymn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3"><text:s text:c="2"/>Em <text:s text:c="6"/>Am <text:s text:c="6"/>C <text:s text:c="7"/>D <text:s text:c="7"/>G</text:p>
      <text:p text:style-name="P3"><text:s text:c="2"/>====== <text:s text:c="2"/>====== <text:s text:c="2"/>====== <text:s text:c="2"/>====== <text:s text:c="2"/>======</text:p>
      <text:p text:style-name="P3"><text:s text:c="2"/>|||||| <text:s text:c="2"/>||||O| <text:s text:c="2"/>||||O| <text:s text:c="2"/>|||||| <text:s text:c="2"/>||||||</text:p>
      <text:p text:style-name="P3"><text:s text:c="2"/>|OO||| <text:s text:c="2"/>||OO|| <text:s text:c="2"/>||O||| <text:s text:c="2"/>X||O|O <text:s text:c="2"/>O|||OO</text:p>
      <text:p text:style-name="P3"><text:s text:c="2"/>|||||| <text:s text:c="2"/>|||||| <text:s text:c="2"/>|O|||| <text:s text:c="2"/>||||O| <text:s text:c="2"/>|O||||</text:p>
      <text:p text:style-name="P3"><text:s text:c="2"/>|||||| <text:s text:c="2"/>|||||| <text:s text:c="2"/>|||||| <text:s text:c="2"/>|||||| <text:s text:c="2"/>||||||</text:p>
      <text:p text:style-name="P3"/>
      <text:p text:style-name="Preformatted_20_Text"/>
      <text:p text:style-name="P1">[ VERSE 1 ]</text:p>
      <text:p text:style-name="Preformatted_20_Text"/>
      <text:p text:style-name="Preformatted_20_Text"><text:s text:c="2"/><text:span text:style-name="T2">Em <text:s text:c="14"/>Am <text:s text:c="3"/>Em <text:s text:c="5"/>Em <text:s text:c="14"/>Am <text:s text:c="2"/>Em</text:span></text:p>
      <text:p text:style-name="Preformatted_20_Text">O come, O come, Em-man-u-el, And ran-som cap-tive Is---rael,</text:p>
      <text:p text:style-name="Preformatted_20_Text"><text:s text:c="5"/><text:span text:style-name="T2">Am <text:s text:c="15"/>C <text:s text:c="6"/>D <text:s text:c="7"/>Em <text:s text:c="12"/>Am <text:s text:c="4"/>G</text:span></text:p>
      <text:p text:style-name="Preformatted_20_Text">That mourns in lone-ly ex--ile here, Un-til the Son of God ap-pear</text:p>
      <text:p text:style-name="Preformatted_20_Text"/>
      <text:p text:style-name="P1">[ CHORUS ]</text:p>
      <text:p text:style-name="Preformatted_20_Text"/>
      <text:p text:style-name="Preformatted_20_Text"><text:s text:c="3"/><text:span text:style-name="T2">D <text:s text:c="8"/>Em <text:s text:c="7"/>Am <text:s text:c="3"/>C <text:s text:c="8"/>Em <text:s text:c="13"/>Am <text:s text:c="4"/>Em</text:span></text:p>
      <text:p text:style-name="Preformatted_20_Text">Re-joice! Re-joice! Em-man-u-el <text:s/>Shall come to thee, O Is--ra-el.</text:p>
      <text:p text:style-name="Preformatted_20_Text"/>
      <text:p text:style-name="Preformatted_20_Text"/>
      <text:p text:style-name="P1">[ VERSE 2 ]</text:p>
      <text:p text:style-name="Preformatted_20_Text"><text:s/></text:p>
      <text:p text:style-name="Preformatted_20_Text"><text:s text:c="2"/><text:span text:style-name="T2">Em <text:s text:c="20"/>Am <text:s text:c="6"/>Em <text:s text:c="8"/>Em <text:s text:c="15"/>Am <text:s text:c="5"/>Em</text:span></text:p>
      <text:p text:style-name="Preformatted_20_Text">O come, Thou Day-Spring, come and cheer <text:s/>Our spir-its by Thine ad-vent here;</text:p>
      <text:p text:style-name="Preformatted_20_Text"><text:s text:c="4"/><text:span text:style-name="T2">Am <text:s text:c="15"/>C <text:s text:c="8"/>D <text:s text:c="9"/>Em <text:s text:c="19"/>Am <text:s text:c="4"/>G</text:span></text:p>
      <text:p text:style-name="Preformatted_20_Text">Dis-perse the gloom-y clouds of night <text:s/>And death's dark shad-ows put to flight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3 ]</text:p>
      <text:p text:style-name="Preformatted_20_Text"><text:s/></text:p>
      <text:p text:style-name="Preformatted_20_Text"><text:s text:c="2"/><text:span text:style-name="T2">Em <text:s text:c="16"/>Am <text:s text:c="5"/>Em <text:s text:c="8"/>Em <text:s text:c="16"/>Am <text:s text:c="5"/>Em</text:span></text:p>
      <text:p text:style-name="Preformatted_20_Text">O come, Thou Wis-dom from on high, <text:s/>And or-der all things, far and nigh</text:p>
      <text:p text:style-name="Preformatted_20_Text"><text:s text:c="3"/><text:span text:style-name="T2">Am <text:s text:c="12"/>C <text:s text:c="9"/>D <text:s text:c="9"/>Em <text:s text:c="13"/>Am <text:s text:c="5"/>G</text:span></text:p>
      <text:p text:style-name="Preformatted_20_Text">To us the path of know-ledge show, <text:s/>And cause us in her ways to go.</text:p>
      <text:p text:style-name="Preformatted_20_Text"/>
      <text:p text:style-name="Preformatted_20_Text"/>
      <text:p text:style-name="P1">[ CHORUS ]</text:p>
      <text:p text:style-name="Preformatted_20_Text"/>
      <text:p text:style-name="Preformatted_20_Text"/>
      <text:p text:style-name="P1">[ VERSE 4 ]</text:p>
      <text:p text:style-name="Preformatted_20_Text"><text:s/></text:p>
      <text:p text:style-name="Preformatted_20_Text"><text:s text:c="2"/><text:span text:style-name="T2">Em <text:s text:c="14"/>Am <text:s text:c="7"/>Em <text:s text:c="7"/>Em <text:s text:c="13"/>Am <text:s text:c="7"/>Em</text:span></text:p>
      <text:p text:style-name="Preformatted_20_Text">O come, De-sire of na-tions, bind <text:s/>All peo-ples in one heart and mind.</text:p>
      <text:p text:style-name="Preformatted_20_Text"><text:s text:c="4"/><text:span text:style-name="T2">Am <text:s text:c="16"/>C <text:s text:c="8"/>D <text:s text:c="11"/>Em <text:s text:c="18"/>Am <text:s text:c="7"/>G</text:span></text:p>
      <text:p text:style-name="Preformatted_20_Text">Bid en-vy, strife, and quar-rels cease; <text:s/>Fill the whole world with heav-en's peace.</text:p>
      <text:p text:style-name="Preformatted_20_Text"/>
      <text:p text:style-name="Preformatted_20_Text"/>
      <text:p text:style-name="P1">[ CHORUS ]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6T11:22:03.166091783</dc:date>
    <meta:editing-duration>PT8M4S</meta:editing-duration>
    <meta:editing-cycles>2</meta:editing-cycles>
    <meta:document-statistic meta:table-count="0" meta:image-count="0" meta:object-count="0" meta:page-count="2" meta:paragraph-count="40" meta:word-count="245" meta:character-count="1709" meta:non-whitespace-character-count="949"/>
  </office:meta>
</office:document-meta>
</file>